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</office:automatic-styles>
  <office:body>
    <office:text text:use-soft-page-breaks="true">
      <text:p text:style-name="P1">Instructions for running the Steganography coursework</text:p>
      <text:list text:style-name="LFO1" text:continue-numbering="true">
        <text:list-item>
          <text:p text:style-name="P2">Ensure that the file structure is CS407-src with the .java files being in src and the example files being in CS407.<text:s/></text:p>
        </text:list-item>
        <text:list-item>
          <text:p text:style-name="P3">When you run the program you will be presented<text:s/>with a list of 10 options, enter the number for the option you want and press return.<text:s/></text:p>
        </text:list-item>
        <text:list-item>
          <text:p text:style-name="P4">If you select option 9, which allows you to select your own cover image and<text:s/>payload file, you will be asked to enter the relative file path for each of these files.<text:s/><text:line-break/>The output will be the stegoImage.BMP file and a file called revealed.(file type)</text:p>
        </text:list-item>
        <text:list-item>
          <text:p text:style-name="P5">If you select option 10, which will only reveal the file from the stego image, please ensure that your stego file is in the CS407 folder and is called “stegoImage.BMP”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lennox</meta:initial-creator>
    <dc:creator>john lennox</dc:creator>
    <meta:creation-date>2019-10-18T16:59:00Z</meta:creation-date>
    <dc:date>2019-10-18T19:23:00Z</dc:date>
    <meta:template xlink:href="Normal.dotm" xlink:type="simple"/>
    <meta:editing-cycles>1</meta:editing-cycles>
    <meta:editing-duration>PT5220S</meta:editing-duration>
    <meta:document-statistic meta:page-count="1" meta:paragraph-count="1" meta:word-count="107" meta:character-count="721" meta:row-count="5" meta:non-whitespace-character-count="615"/>
  </office:meta>
</office:document-meta>
</file>